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95df" officeooo:paragraph-rsid="001a95df"/>
    </style:style>
    <style:style style:name="P2" style:family="paragraph" style:parent-style-name="Standard">
      <style:paragraph-properties fo:text-align="center" style:justify-single-word="false"/>
      <style:text-properties officeooo:rsid="0022d00a" officeooo:paragraph-rsid="0022d00a"/>
    </style:style>
    <style:style style:name="P3" style:family="paragraph" style:parent-style-name="Standard">
      <style:paragraph-properties fo:text-align="center" style:justify-single-word="false"/>
      <style:text-properties officeooo:rsid="002484a6" officeooo:paragraph-rsid="002484a6"/>
    </style:style>
    <style:style style:name="P4" style:family="paragraph" style:parent-style-name="Standard">
      <style:text-properties officeooo:rsid="00277c5b" officeooo:paragraph-rsid="00277c5b"/>
    </style:style>
    <style:style style:name="P5" style:family="paragraph" style:parent-style-name="Standard">
      <style:text-properties officeooo:rsid="00277c5b" officeooo:paragraph-rsid="002d1491"/>
    </style:style>
    <style:style style:name="P6" style:family="paragraph" style:parent-style-name="Standard">
      <style:text-properties officeooo:paragraph-rsid="00277c5b"/>
    </style:style>
    <style:style style:name="P7" style:family="paragraph" style:parent-style-name="Standard">
      <style:text-properties officeooo:rsid="002e57b6" officeooo:paragraph-rsid="002e57b6"/>
    </style:style>
    <style:style style:name="P8" style:family="paragraph" style:parent-style-name="Standard">
      <style:text-properties officeooo:rsid="002fa2f7" officeooo:paragraph-rsid="002fa2f7"/>
    </style:style>
    <style:style style:name="P9" style:family="paragraph" style:parent-style-name="Standard">
      <style:text-properties officeooo:rsid="003385f7" officeooo:paragraph-rsid="003385f7"/>
    </style:style>
    <style:style style:name="P10" style:family="paragraph" style:parent-style-name="Standard">
      <style:text-properties officeooo:rsid="003c9d6f" officeooo:paragraph-rsid="003c9d6f"/>
    </style:style>
    <style:style style:name="P11" style:family="paragraph" style:parent-style-name="Standard">
      <style:text-properties officeooo:rsid="0041237b" officeooo:paragraph-rsid="0041237b"/>
    </style:style>
    <style:style style:name="P12" style:family="paragraph" style:parent-style-name="Standard">
      <style:text-properties officeooo:rsid="0043399d" officeooo:paragraph-rsid="0043399d"/>
    </style:style>
    <style:style style:name="P13" style:family="paragraph" style:parent-style-name="Standard">
      <style:text-properties officeooo:rsid="004bda39" officeooo:paragraph-rsid="0043399d"/>
    </style:style>
    <style:style style:name="P14" style:family="paragraph" style:parent-style-name="Standard">
      <style:text-properties officeooo:rsid="004bda39" officeooo:paragraph-rsid="004bda39"/>
    </style:style>
    <style:style style:name="P15" style:family="paragraph" style:parent-style-name="Standard">
      <style:text-properties officeooo:rsid="004ec01e" officeooo:paragraph-rsid="004ec01e"/>
    </style:style>
    <style:style style:name="P16" style:family="paragraph" style:parent-style-name="Standard">
      <style:text-properties officeooo:paragraph-rsid="0054335d"/>
    </style:style>
    <style:style style:name="P17" style:family="paragraph" style:parent-style-name="Standard">
      <style:text-properties officeooo:paragraph-rsid="00563dfc"/>
    </style:style>
    <style:style style:name="P18" style:family="paragraph" style:parent-style-name="Heading_20_1">
      <style:text-properties officeooo:paragraph-rsid="00a1d4b6"/>
    </style:style>
    <style:style style:name="P19" style:family="paragraph" style:parent-style-name="Standard">
      <style:text-properties officeooo:rsid="004ec01e" officeooo:paragraph-rsid="0054335d"/>
    </style:style>
    <style:style style:name="P20" style:family="paragraph" style:parent-style-name="Standard">
      <style:text-properties officeooo:rsid="002fa2f7" officeooo:paragraph-rsid="0058e8e0"/>
    </style:style>
    <style:style style:name="P21" style:family="paragraph" style:parent-style-name="Standard">
      <style:text-properties officeooo:rsid="005adb1c" officeooo:paragraph-rsid="005adb1c"/>
    </style:style>
    <style:style style:name="P22" style:family="paragraph" style:parent-style-name="Standard">
      <style:text-properties officeooo:rsid="005c51ce" officeooo:paragraph-rsid="005c51ce"/>
    </style:style>
    <style:style style:name="P23" style:family="paragraph" style:parent-style-name="Standard">
      <style:text-properties officeooo:rsid="005eba69" officeooo:paragraph-rsid="005eba69"/>
    </style:style>
    <style:style style:name="P24" style:family="paragraph" style:parent-style-name="Standard">
      <style:text-properties style:text-underline-style="solid" style:text-underline-width="auto" style:text-underline-color="font-color" officeooo:rsid="006215ef" officeooo:paragraph-rsid="006215ef"/>
    </style:style>
    <style:style style:name="P25" style:family="paragraph" style:parent-style-name="Standard">
      <style:text-properties style:text-underline-style="solid" style:text-underline-width="auto" style:text-underline-color="font-color" officeooo:rsid="007a869f" officeooo:paragraph-rsid="007a869f"/>
    </style:style>
    <style:style style:name="P26" style:family="paragraph" style:parent-style-name="Standard">
      <style:text-properties style:text-underline-style="solid" style:text-underline-width="auto" style:text-underline-color="font-color" officeooo:rsid="007593b1" officeooo:paragraph-rsid="007593b1"/>
    </style:style>
    <style:style style:name="P27" style:family="paragraph" style:parent-style-name="Standard">
      <style:text-properties style:text-underline-style="solid" style:text-underline-width="auto" style:text-underline-color="font-color" officeooo:rsid="006cfe81" officeooo:paragraph-rsid="006cfe81"/>
    </style:style>
    <style:style style:name="P28" style:family="paragraph" style:parent-style-name="Standard">
      <style:text-properties style:text-underline-style="solid" style:text-underline-width="auto" style:text-underline-color="font-color" officeooo:rsid="00838f18" officeooo:paragraph-rsid="00838f18"/>
    </style:style>
    <style:style style:name="P29" style:family="paragraph" style:parent-style-name="Standard">
      <style:text-properties style:text-underline-style="none" officeooo:rsid="00630be6" officeooo:paragraph-rsid="00630be6"/>
    </style:style>
    <style:style style:name="P30" style:family="paragraph" style:parent-style-name="Standard">
      <style:text-properties style:text-underline-style="none" officeooo:rsid="0065ab05" officeooo:paragraph-rsid="0065ab05"/>
    </style:style>
    <style:style style:name="P31" style:family="paragraph" style:parent-style-name="Standard">
      <style:text-properties style:text-underline-style="none" officeooo:rsid="0068f877" officeooo:paragraph-rsid="00693b7d"/>
    </style:style>
    <style:style style:name="P32" style:family="paragraph" style:parent-style-name="Standard">
      <style:text-properties style:text-underline-style="none" officeooo:rsid="00693b7d" officeooo:paragraph-rsid="00693b7d"/>
    </style:style>
    <style:style style:name="P33" style:family="paragraph" style:parent-style-name="Standard">
      <style:text-properties style:text-underline-style="none" officeooo:rsid="006b0e6d" officeooo:paragraph-rsid="006b0e6d"/>
    </style:style>
    <style:style style:name="P34" style:family="paragraph" style:parent-style-name="Standard">
      <style:text-properties style:text-underline-style="none" officeooo:rsid="006cfe81" officeooo:paragraph-rsid="006cfe81"/>
    </style:style>
    <style:style style:name="P35" style:family="paragraph" style:parent-style-name="Standard">
      <style:text-properties style:text-underline-style="none" officeooo:rsid="007245ae" officeooo:paragraph-rsid="007245ae"/>
    </style:style>
    <style:style style:name="P36" style:family="paragraph" style:parent-style-name="Standard">
      <style:text-properties style:text-underline-style="none" officeooo:rsid="00760c65" officeooo:paragraph-rsid="00760c65"/>
    </style:style>
    <style:style style:name="P37" style:family="paragraph" style:parent-style-name="Standard">
      <style:text-properties style:text-underline-style="none" officeooo:rsid="00770099" officeooo:paragraph-rsid="00770099"/>
    </style:style>
    <style:style style:name="P38" style:family="paragraph" style:parent-style-name="Standard">
      <style:text-properties style:text-underline-style="none" officeooo:rsid="007a869f" officeooo:paragraph-rsid="00770099"/>
    </style:style>
    <style:style style:name="P39" style:family="paragraph" style:parent-style-name="Standard">
      <style:text-properties style:text-underline-style="none" officeooo:rsid="007fb712" officeooo:paragraph-rsid="007fb712"/>
    </style:style>
    <style:style style:name="P40" style:family="paragraph" style:parent-style-name="Standard">
      <style:text-properties style:text-underline-style="none" officeooo:rsid="008127d1" officeooo:paragraph-rsid="007fb712"/>
    </style:style>
    <style:style style:name="P41" style:family="paragraph" style:parent-style-name="Standard">
      <style:text-properties style:text-underline-style="none" officeooo:rsid="008499fc" officeooo:paragraph-rsid="008499fc"/>
    </style:style>
    <style:style style:name="P42" style:family="paragraph" style:parent-style-name="Standard">
      <style:text-properties style:text-underline-style="none" officeooo:rsid="00889993" officeooo:paragraph-rsid="00889993"/>
    </style:style>
    <style:style style:name="P43" style:family="paragraph" style:parent-style-name="Standard">
      <style:text-properties style:text-underline-style="none" officeooo:rsid="0089c42d" officeooo:paragraph-rsid="0089c42d"/>
    </style:style>
    <style:style style:name="P44" style:family="paragraph" style:parent-style-name="Standard">
      <style:text-properties style:text-underline-style="none" officeooo:rsid="0091d907" officeooo:paragraph-rsid="00975efe"/>
    </style:style>
    <style:style style:name="P45" style:family="paragraph" style:parent-style-name="Standard">
      <style:text-properties style:text-underline-style="none" officeooo:rsid="009a541d" officeooo:paragraph-rsid="009a541d"/>
    </style:style>
    <style:style style:name="P46" style:family="paragraph" style:parent-style-name="Standard">
      <style:text-properties style:text-underline-style="none" officeooo:rsid="009b9acf" officeooo:paragraph-rsid="009b9acf"/>
    </style:style>
    <style:style style:name="P47" style:family="paragraph" style:parent-style-name="Standard">
      <style:text-properties style:text-underline-style="none" officeooo:rsid="009f224d" officeooo:paragraph-rsid="009f224d"/>
    </style:style>
    <style:style style:name="P48" style:family="paragraph" style:parent-style-name="Standard">
      <style:text-properties fo:font-size="10pt" style:font-size-asian="10pt" style:font-size-complex="10pt"/>
    </style:style>
    <style:style style:name="P49" style:family="paragraph" style:parent-style-name="Text_20_body">
      <style:text-properties officeooo:rsid="00a29898" officeooo:paragraph-rsid="00a29898"/>
    </style:style>
    <style:style style:name="P50" style:family="paragraph" style:parent-style-name="Text_20_body">
      <style:text-properties officeooo:rsid="00a70173" officeooo:paragraph-rsid="00a70173"/>
    </style:style>
    <style:style style:name="P51" style:family="paragraph" style:parent-style-name="Text_20_body">
      <style:text-properties fo:font-size="10pt" style:font-size-asian="10pt" style:font-size-complex="10pt"/>
    </style:style>
    <style:style style:name="P52" style:family="paragraph" style:parent-style-name="Text_20_body">
      <style:text-properties fo:font-size="10pt" officeooo:rsid="00b49345" officeooo:paragraph-rsid="00b49345" style:font-size-asian="10pt" style:font-size-complex="10pt"/>
    </style:style>
    <style:style style:name="P53" style:family="paragraph" style:parent-style-name="Text_20_body">
      <style:text-properties fo:font-size="10pt" officeooo:rsid="00b5a3ba" officeooo:paragraph-rsid="00b5a3ba" style:font-size-asian="10pt" style:font-size-complex="10pt"/>
    </style:style>
    <style:style style:name="P54" style:family="paragraph" style:parent-style-name="Text_20_body">
      <style:text-properties fo:font-size="10pt" officeooo:rsid="00b7fefd" officeooo:paragraph-rsid="00b7fefd" style:font-size-asian="10pt" style:font-size-complex="10pt"/>
    </style:style>
    <style:style style:name="T1" style:family="text">
      <style:text-properties officeooo:rsid="001d3100"/>
    </style:style>
    <style:style style:name="T2" style:family="text">
      <style:text-properties officeooo:rsid="0023f9c8"/>
    </style:style>
    <style:style style:name="T3" style:family="text">
      <style:text-properties officeooo:rsid="00277c5b"/>
    </style:style>
    <style:style style:name="T4" style:family="text">
      <style:text-properties officeooo:rsid="002a076c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officeooo:rsid="00353338"/>
    </style:style>
    <style:style style:name="T7" style:family="text">
      <style:text-properties officeooo:rsid="00376cad"/>
    </style:style>
    <style:style style:name="T8" style:family="text">
      <style:text-properties officeooo:rsid="003aca4a"/>
    </style:style>
    <style:style style:name="T9" style:family="text">
      <style:text-properties officeooo:rsid="003e2a62"/>
    </style:style>
    <style:style style:name="T10" style:family="text">
      <style:text-properties officeooo:rsid="00400587"/>
    </style:style>
    <style:style style:name="T11" style:family="text">
      <style:text-properties officeooo:rsid="0042c955"/>
    </style:style>
    <style:style style:name="T12" style:family="text">
      <style:text-properties officeooo:rsid="0044cf47"/>
    </style:style>
    <style:style style:name="T13" style:family="text">
      <style:text-properties officeooo:rsid="0046520e"/>
    </style:style>
    <style:style style:name="T14" style:family="text">
      <style:text-properties officeooo:rsid="004661e3"/>
    </style:style>
    <style:style style:name="T15" style:family="text">
      <style:text-properties officeooo:rsid="00499b7d"/>
    </style:style>
    <style:style style:name="T16" style:family="text">
      <style:text-properties officeooo:rsid="004bda39"/>
    </style:style>
    <style:style style:name="T17" style:family="text">
      <style:text-properties officeooo:rsid="004d97fb"/>
    </style:style>
    <style:style style:name="T18" style:family="text">
      <style:text-properties officeooo:rsid="00521eea"/>
    </style:style>
    <style:style style:name="T19" style:family="text">
      <style:text-properties officeooo:rsid="00524cff"/>
    </style:style>
    <style:style style:name="T20" style:family="text">
      <style:text-properties officeooo:rsid="0058e8e0"/>
    </style:style>
    <style:style style:name="T21" style:family="text">
      <style:text-properties officeooo:rsid="005adb1c"/>
    </style:style>
    <style:style style:name="T22" style:family="text">
      <style:text-properties officeooo:rsid="005d9e75"/>
    </style:style>
    <style:style style:name="T23" style:family="text">
      <style:text-properties officeooo:rsid="005eba69"/>
    </style:style>
    <style:style style:name="T24" style:family="text">
      <style:text-properties officeooo:rsid="005ecbe0"/>
    </style:style>
    <style:style style:name="T25" style:family="text">
      <style:text-properties officeooo:rsid="006d2096"/>
    </style:style>
    <style:style style:name="T26" style:family="text">
      <style:text-properties officeooo:rsid="0070d2a9"/>
    </style:style>
    <style:style style:name="T27" style:family="text">
      <style:text-properties officeooo:rsid="00778798"/>
    </style:style>
    <style:style style:name="T28" style:family="text">
      <style:text-properties officeooo:rsid="0080145a"/>
    </style:style>
    <style:style style:name="T29" style:family="text">
      <style:text-properties style:text-underline-style="solid" style:text-underline-width="auto" style:text-underline-color="font-color" officeooo:rsid="0080145a"/>
    </style:style>
    <style:style style:name="T30" style:family="text">
      <style:text-properties officeooo:rsid="00808d64"/>
    </style:style>
    <style:style style:name="T31" style:family="text">
      <style:text-properties officeooo:rsid="0081b05e"/>
    </style:style>
    <style:style style:name="T32" style:family="text">
      <style:text-properties officeooo:rsid="008317ad"/>
    </style:style>
    <style:style style:name="T33" style:family="text">
      <style:text-properties officeooo:rsid="008d05d2"/>
    </style:style>
    <style:style style:name="T34" style:family="text">
      <style:text-properties officeooo:rsid="008fed18"/>
    </style:style>
    <style:style style:name="T35" style:family="text">
      <style:text-properties officeooo:rsid="0090cb21"/>
    </style:style>
    <style:style style:name="T36" style:family="text">
      <style:text-properties officeooo:rsid="009b9acf"/>
    </style:style>
    <style:style style:name="T37" style:family="text">
      <style:text-properties officeooo:rsid="009ca071"/>
    </style:style>
    <style:style style:name="T38" style:family="text">
      <style:text-properties officeooo:rsid="00a1d4b6"/>
    </style:style>
    <style:style style:name="T39" style:family="text">
      <style:text-properties officeooo:rsid="00b7a9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github.com/Kisakay/iLearnRust/" text:style-name="Internet_20_link" text:visited-style-name="Visited_20_Internet_20_Link"><text:span text:style-name="T1">https://github.com/Kisakay/</text:span>iLearnRust/</text:a></text:p>
      <text:p text:style-name="P1"/>
      <text:p text:style-name="P2">iLearnRus<text:span text:style-name="T2">t’s Wiki !</text:span></text:p>
      <text:p text:style-name="P3">By Kiskaay</text:p>
      <text:p text:style-name="P6"><text:span text:style-name="T3"><text:line-break/></text:span><text:span text:style-name="T4">Guide suivis :</text:span></text:p>
      <text:p text:style-name="P4"><text:a xlink:type="simple" xlink:href="https://www.youtube.com/watch?v=lf5SEzdH_1k&amp;list=PL6rOVBBpLLxxH8KHRm5U7lTS3gfANlD0q" text:style-name="Internet_20_link" text:visited-style-name="Visited_20_Internet_20_Link"><text:span text:style-name="T5">https://www.youtube.com/watch?v=lf5SEzdH_1k&amp;list=PL6rOVBBpLLxxH8KHRm5U7lTS3gfANlD0q</text:span></text:a></text:p>
      <text:p text:style-name="P4"/>
      <text:p text:style-name="P5">Note : Le <text:span text:style-name="T26">wiki</text:span> seras <text:span text:style-name="T25">uniquement</text:span> en Français</text:p>
      <text:p text:style-name="P7"/>
      <text:h text:style-name="Heading_20_1" text:outline-level="1">Épisode 0 :</text:h>
      <text:p text:style-name="P8"/>
      <text:p text:style-name="P8">J’ai appris que le langage Rust est récent (La dernière version sortit d’après l’épisode <text:span text:style-name="T8">0</text:span> est de 2018)</text:p>
      <text:p text:style-name="P9">Ce langage de programmation évolue beaucoup au fils des mise à jour.<text:line-break/><text:span text:style-name="T6">Le lien du wikis officielle : </text:span><text:a xlink:type="simple" xlink:href="https://doc-rust-lang.org/book" text:style-name="Internet_20_link" text:visited-style-name="Visited_20_Internet_20_Link"><text:span text:style-name="T6">https://doc-rust-lang.org/</text:span><text:span text:style-name="T7">book</text:span></text:a></text:p>
      <text:p text:style-name="P10">Que ce langage ce base beaucoup sur le fonctionnement de la mémoire<text:line-break/><text:span text:style-name="T9">Dès la fin de ce guide, j’aurais un niveau moyen en Rust.</text:span></text:p>
      <text:p text:style-name="P10">« <text:span text:style-name="T10">Excellent » ; « bas niveau », « moins proche de notre langue humaine » sont les terme utilisé par l’auteur de ce guide.</text:span></text:p>
      <text:p text:style-name="P11">Très sécurisé, ayant un compilateur fonctionnant parfaitement.<text:line-break/><text:span text:style-name="T11">Les défaut de ce langage prononcé par l’auteur sont «Trop Jeune », « Méconnu ».<text:line-break/></text:span></text:p>
      <text:p text:style-name="P12">Les outils nécessaire :</text:p>
      <text:p text:style-name="P12">- Un IDE (vsCode) <text:span text:style-name="T13">avec ces extension (Rust, Better TOML</text:span><text:span text:style-name="T14">)</text:span></text:p>
      <text:p text:style-name="P12">- <text:span text:style-name="T12">Le langage (Rust)</text:span></text:p>
      <text:p text:style-name="P12">- <text:span text:style-name="T15">C++ Build Tools avec Visual Studio Installer</text:span></text:p>
      <text:p text:style-name="P13"/>
      <text:p text:style-name="P14">cmd&gt; cargo new hello</text:p>
      <text:p text:style-name="P15">cmd&gt; cd hello</text:p>
      <text:p text:style-name="P19">cmd&gt; cargo run</text:p>
      <text:p text:style-name="P16"/>
      <text:p text:style-name="P17"><text:span text:style-name="T16">Permet de générer un </text:span><text:span text:style-name="T17">espace de travaille</text:span><text:span text:style-name="T16"> en Rust portant le noms « hello », </text:span><text:span text:style-name="T18">d’y accédez et d’ensuite le démarrer.</text:span></text:p>
      <text:p text:style-name="P17"><text:span text:style-name="T18"><text:line-break/>«</text:span><text:span text:style-name="T19">Cargo.toml » et « /src » sont les dossiers/fichiers qui nous somme intéressant.<text:line-break/></text:span></text:p>
      <text:p text:style-name="P17"/>
      <text:h text:style-name="Heading_20_1" text:outline-level="1">Épisode 1 :</text:h>
      <text:p text:style-name="P20">J’ai appris <text:span text:style-name="T20">comment mettre en place un projet avec cargo.<text:line-break/></text:span><text:span text:style-name="T21">(Ce n’est pas obligatoire mais beaucoup plus simple et très utile)</text:span></text:p>
      <text:p text:style-name="P21">L’extension principale des programme source en Rust est « .rs »</text:p>
      <text:p text:style-name="P22">Le compilateur <text:span text:style-name="T22">Rust</text:span> se nomme « RustC » <text:span text:style-name="T23">pouvant être appelé avec la commande :</text:span></text:p>
      <text:p text:style-name="P23">cmd&gt;rustc .<text:span text:style-name="T24">\main.rs</text:span></text:p>
      <text:p text:style-name="P23"/>
      <text:p text:style-name="P24">Utilisation de cargo :</text:p>
      <text:p text:style-name="P29">cmd&gt;cargo new episode1</text:p>
      <text:p text:style-name="P29"/>
      <text:p text:style-name="P30">Le fichier Cargo .toml est un fichier de configuration obligatoire pour l’utilisation de Cargo</text:p>
      <text:p text:style-name="P31">On y retrouve [package],</text:p>
      <text:p text:style-name="P32"><text:soft-page-break/>Sert à informer Cargo sur le Project</text:p>
      <text:p text:style-name="P31">&amp; [dependencies]</text:p>
      <text:p text:style-name="P33">Sert à importer des packets/libraries externe</text:p>
      <text:p text:style-name="P33"/>
      <text:p text:style-name="P27">Comment compilé avec Cargo :</text:p>
      <text:p text:style-name="P27"/>
      <text:p text:style-name="P34">cmd&gt;cargo build</text:p>
      <text:p text:style-name="P35">Le fichier exécutable se trouvant dans « ./target/debug/xxx.exe »</text:p>
      <text:p text:style-name="P35"/>
      <text:p text:style-name="P26">Comment démarrer le programme avec Cargo :</text:p>
      <text:p text:style-name="P26"/>
      <text:p text:style-name="P36">cmd&gt;cargo run</text:p>
      <text:p text:style-name="P37">Cargo vas compilé et ensuite <text:span text:style-name="T27">executé</text:span> le code</text:p>
      <text:p text:style-name="P38"/>
      <text:p text:style-name="P25">Autre point :</text:p>
      <text:p text:style-name="P39">cmd&gt;cargo check</text:p>
      <text:p text:style-name="P39">Cargo vas se chargé de regarder grâce au compilateur si il trouve des erreur dans le code</text:p>
      <text:p text:style-name="P39">sans l’exécuter. Cela permet d’éviter de perdre du temps à le compiler.<text:line-break/><text:line-break/><text:span text:style-name="T29">Plusieurs profil « debug » &amp; « release » :</text:span></text:p>
      <text:p text:style-name="P39"><text:span text:style-name="T29"><text:line-break/></text:span><text:span text:style-name="T28">Debug :</text:span></text:p>
      <text:p text:style-name="P39">- <text:span text:style-name="T28">Informe mieux les erreur</text:span></text:p>
      <text:p text:style-name="P39">- <text:span text:style-name="T30">Moins performant</text:span></text:p>
      <text:p text:style-name="P40"><text:line-break/>Release :</text:p>
      <text:p text:style-name="P40">- <text:span text:style-name="T31">Plus performant</text:span></text:p>
      <text:p text:style-name="P40">- <text:span text:style-name="T31">Informe moins sur les erreur<text:line-break/>- Auras la capacité de sauter quelque erreur (</text:span><text:span text:style-name="T32">depend</text:span><text:span text:style-name="T31"> du contexte de l’erreur)</text:span></text:p>
      <text:p text:style-name="P40"/>
      <text:p text:style-name="P28">Pour compilé avec le profil « release » :</text:p>
      <text:p text:style-name="P41">cmd&gt;cargo build –release</text:p>
      <text:p text:style-name="P41"/>
      <text:p text:style-name="P42">Le profil « debug » est celui par défaut, donc pas besoin de le précisé avec un argument.<text:line-break/></text:p>
      <text:p text:style-name="P43">Un programme Rust exécuteras toujours la fonction main() en premier.<text:line-break/><text:span text:style-name="T33">Toute instructions doit ce finir avec un « ; »</text:span></text:p>
      <text:p text:style-name="P43">« <text:span text:style-name="T34">println ! (« some info ») n’est pas une fonction mais bien une macro (spécialité du </text:span><text:span text:style-name="T35">Rust</text:span><text:span text:style-name="T34">)</text:span></text:p>
      <text:p text:style-name="P44">Une macro possède le même comportement qu’une fonction mais est bien différent de celle si.<text:line-break/></text:p>
      <text:h text:style-name="P18" text:outline-level="1">Épisode 2 :</text:h>
      <text:p text:style-name="P45">Les variable créer une boîte qui porte un noms pour retrouver ce qui y à comme valeur dedans. Avec le « let »</text:p>
      <text:p text:style-name="P45">/<text:span text:style-name="T36">* */ et //</text:span></text:p>
      <text:p text:style-name="P46"><text:span text:style-name="T37">Sont</text:span> des marqueur pour les commentaires</text:p>
      <text:p text:style-name="P47"/>
      <text:p text:style-name="P47">Le Shadowing est une façon d’oublier une variable en la recréant.<text:line-break/></text:p>
      <text:p text:style-name="P47"/>
      <text:p text:style-name="P47"/>
      <text:p text:style-name="Standard"><text:soft-page-break/>Regle a respecter :</text:p>
      <text:p text:style-name="Standard"/>
      <text:p text:style-name="Standard">    1) Les noms doivent être obligatoirement être de l'alphabet sans aucun accent. Avec le "-" ou "_" avec des chiffre de 0 à 9</text:p>
      <text:p text:style-name="Standard">    2) Toujours commencer le noms d'une variable avec soit un caractères spéciaux ou des lettre, jamais un chiffre</text:p>
      <text:p text:style-name="Standard">    3) Les noms sont sensibles à la casse</text:p>
      <text:p text:style-name="Standard"/>
      <text:p text:style-name="Standard">    let -&gt; déclare une variable imutable (qui ne peut pas être modifiée après affectation)</text:p>
      <text:p text:style-name="Standard">    let mut -&gt; déclare une variable mutable</text:p>
      <text:p text:style-name="Standard"/>
      <text:h text:style-name="P18" text:outline-level="1">Épisode <text:span text:style-name="T38">3 :</text:span></text:h>
      <text:p text:style-name="P49">Rust à besoin d’une annotation de type</text:p>
      <text:p text:style-name="P50">Quelque règles :</text:p>
      <text:p text:style-name="P48">        i8,i16,i32,i64,i128 entiers signés</text:p>
      <text:p text:style-name="P48">        u8,u16,u32,u64,u128 entiers non-signés</text:p>
      <text:p text:style-name="P48"/>
      <text:p text:style-name="P48">        i -&gt; -(2^(n-1)) à 2^(n-1)-1</text:p>
      <text:p text:style-name="P48">        i8 -&gt; -(2^7) à 2^(7) - 1</text:p>
      <text:p text:style-name="P48">              -128 à 127</text:p>
      <text:p text:style-name="P48">            </text:p>
      <text:p text:style-name="P48">        u8 -&gt; 0 à 2^(n) -1</text:p>
      <text:p text:style-name="P48">            -&gt; 0 à 2^8 -1</text:p>
      <text:p text:style-name="P48">               0 à 255</text:p>
      <text:p text:style-name="P48"/>
      <text:p text:style-name="P48">        isize, usize -&gt; indexation </text:p>
      <text:p text:style-name="P48">        sur combien de bit il sont stocké. Dépend de l'architecture du PC</text:p>
      <text:p text:style-name="P48"/>
      <text:p text:style-name="P48">        f32,f64 -&gt; Nombre à virgule, nombre flottant</text:p>
      <text:p text:style-name="P48"/>
      <text:p text:style-name="P48">        bool -&gt; un octet -&gt; 8 bits</text:p>
      <text:p text:style-name="P48"/>
      <text:p text:style-name="P48">        char -&gt; 4 octets -&gt; 32 bits</text:p>
      <text:p text:style-name="P48">        </text:p>
      <text:p text:style-name="P48">        &amp;str -&gt; string litterals</text:p>
      <text:p text:style-name="P48"/>
      <text:p text:style-name="P48">        Tuple -&gt; Chaine de plusieurs type de valeur</text:p>
      <text:p text:style-name="P48"/>
      <text:p text:style-name="P48">        array -&gt; tableau de valeur</text:p>
      <text:p text:style-name="P48"/>
      <text:p text:style-name="P48">        shadowing - Result</text:p>
      <text:p text:style-name="P48"/>
      <text:p text:style-name="P48">        Result -&gt; Ok(nombre)</text:p>
      <text:p text:style-name="P48">               -&gt; Err(erreur)</text:p>
      <text:p text:style-name="P51"/>
      <text:p text:style-name="P52">Quand le programme « Crash » ont dit qu’il « Panique »</text:p>
      <text:p text:style-name="P53">On ne peu pas modifié le contenue d’une &amp;str.<text:line-break/><text:span text:style-name="T39">Ont ne peut pas agrandir, rétrécir un Tupple</text:span></text:p>
      <text:p text:style-name="P54">Un array peut contenir plusieurs tableau dans lui même ‘Tableau 2 Dimension’</text:p>
      <text:p text:style-name="P5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2T19:07:19.037000000</meta:creation-date>
    <dc:date>2023-04-22T19:39:08.856000000</dc:date>
    <meta:editing-duration>PT30M15S</meta:editing-duration>
    <meta:editing-cycles>139</meta:editing-cycles>
    <meta:generator>LibreOffice/7.5.2.2$Windows_X86_64 LibreOffice_project/53bb9681a964705cf672590721dbc85eb4d0c3a2</meta:generator>
    <meta:document-statistic meta:table-count="0" meta:image-count="0" meta:object-count="0" meta:page-count="3" meta:paragraph-count="93" meta:word-count="758" meta:character-count="4514" meta:non-whitespace-character-count="3620"/>
  </office:meta>
</office:document-meta>
</file>